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adornments="Regular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droid sans" svg:font-family="'droid sans', 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Table1.3" style:family="table-row">
      <style:table-row-properties style:min-row-height="0.545cm"/>
    </style:style>
    <style:style style:name="P1" style:family="paragraph" style:parent-style-name="Standard">
      <style:text-properties fo:font-weight="bold" officeooo:rsid="001ca064" officeooo:paragraph-rsid="001ca064" style:font-weight-asian="bold" style:font-weight-complex="bold"/>
    </style:style>
    <style:style style:name="P2" style:family="paragraph" style:parent-style-name="Standard">
      <style:text-properties fo:font-weight="bold" officeooo:rsid="001ca064" officeooo:paragraph-rsid="001d72b0" style:font-weight-asian="bold" style:font-weight-complex="bold"/>
    </style:style>
    <style:style style:name="P3" style:family="paragraph" style:parent-style-name="Standard">
      <style:text-properties fo:font-weight="bold" officeooo:rsid="001d72b0" officeooo:paragraph-rsid="001d72b0" style:font-weight-asian="bold" style:font-weight-complex="bold"/>
    </style:style>
    <style:style style:name="P4" style:family="paragraph" style:parent-style-name="Standard">
      <style:text-properties fo:font-weight="bold" officeooo:rsid="001e2c9f" officeooo:paragraph-rsid="001e2c9f" style:font-weight-asian="bold" style:font-weight-complex="bold"/>
    </style:style>
    <style:style style:name="P5" style:family="paragraph" style:parent-style-name="Standard">
      <style:text-properties fo:font-weight="bold" officeooo:paragraph-rsid="001d72b0"/>
    </style:style>
    <style:style style:name="P6" style:family="paragraph" style:parent-style-name="Table_20_Contents">
      <style:text-properties officeooo:rsid="00220370" officeooo:paragraph-rsid="00220370"/>
    </style:style>
    <style:style style:name="T1" style:family="text">
      <style:text-properties fo:font-variant="normal" fo:text-transform="none" fo:color="#273239" loext:opacity="100%" style:font-name="Consolas" fo:font-size="12pt" fo:letter-spacing="normal" fo:font-style="normal"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b268" style:font-weight-asian="normal" style:font-weight-complex="normal"/>
    </style:style>
    <style:style style:name="T4" style:family="text">
      <style:text-properties fo:font-weight="normal" officeooo:rsid="00215494" style:font-weight-asian="normal" style:font-weight-complex="normal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officeooo:rsid="00239601"/>
    </style:style>
    <style:style style:name="T7" style:family="text">
      <style:text-properties officeooo:rsid="001ca06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1. What is a probability distribution, exactly? If the values are meant to be random, how can you</text:p>
      <text:p text:style-name="Standard">predict them at all?</text:p>
      <text:p text:style-name="P1">Ans: <text:span text:style-name="T2">Probability distributions are statistical functions that describe the likelihood of obtaining possible values that a random variable can take. In other words, the values of the variable vary based on the underlying probability distribution.</text:span></text:p>
      <text:p text:style-name="P3"><text:span text:style-name="T2">Random value can be predicted by creating the distribution of the values in consideration among which the random value is picked. Probability distribution indicate the most likely value.</text:span></text:p>
      <text:p text:style-name="P3"><text:span text:style-name="T2">e.g. p(x) = the likelihood that random variable takes a specific value x.</text:span></text:p>
      <text:p text:style-name="P3"><text:span text:style-name="T2">The sum of all the probabilities for all possible values must equal 1. furthermore, the probability for a particular value or range of values must be between 0 and 1.</text:span></text:p>
      <text:p text:style-name="P4"><text:span text:style-name="T5"/></text:p>
      <text:p text:style-name="Standard">Q2. Is there a distinction between true random numbers and pseudo-random numbers, if there is</text:p>
      <text:p text:style-name="Standard">one? Why are the latter considered “good enough”?</text:p>
      <text:p text:style-name="P2">Ans: <text:tab/><text:span text:style-name="T2">The difference between true random number generators(TRNGs) and pseudo-random number generators(PRNGs) is that TRNGs use an unpredictable physical means to generate numbers (like atmospheric noise), and PRNGs use mathematical algorithms (completely computer-generated).</text:span></text:p>
      <text:p text:style-name="P2"><text:span text:style-name="T2"/></text:p>
      <text:p text:style-name="Standard">Q3. What are the two main factors that influence the behaviour of a &amp;quot;normal&amp;quot; probability distribution?</text:p>
      <text:p text:style-name="P2">Ans: <text:span text:style-name="T3">The two main factors that influence the behaviour of a normal probability distribution are Mean and Standard Deviation.</text:span></text:p>
      <text:p text:style-name="P2"/>
      <text:p text:style-name="Standard">Q4. Provide a real-life example of a normal distribution.</text:p>
      <text:p text:style-name="P2">Ans: <text:span text:style-name="T2">Height of the population is the example of normal distribution. Most of the people in a specific population are of average height. The number of people taller and shorter than the average height people is almost equal, and a very small number of people are either extremely tall or extremely short. However, height is not a single characteristic, several genetic and environmental factors influence height. Th</text:span><text:span text:style-name="T3">erefore, it follows the normal distribution.</text:span></text:p>
      <text:p text:style-name="P2"><text:span text:style-name="T3"/></text:p>
      <text:p text:style-name="Standard">Q5. In the short term, how can you expect a probability distribution to behave? What do you think will happen as the number of trials grows?</text:p>
      <text:p text:style-name="P2">Ans: <text:span text:style-name="T3">In short term view the probability distribution may not be normal, But as the number of trials grows the distribution tends to a normal distribution.</text:span></text:p>
      <text:p text:style-name="P2"><text:span text:style-name="T3"/></text:p>
      <text:p text:style-name="Standard">Q6. What kind of object can be shuffled by using random.shuffle?</text:p>
      <text:p text:style-name="P2">Ans: <text:span text:style-name="T4">Random.shuffle <text:s/>shuffles a list inplace</text:span></text:p>
      <text:p text:style-name="Standard">Q7. Describe the math package&amp;#39;s general categories of functions.</text:p>
      <text:p text:style-name="P2">Ans: </text:p>
      <table:table table:name="Table1" table:style-name="Table1">
        <table:table-column table:style-name="Table1.A" table:number-columns-repeated="2"/>
        <table:table-row table:style-name="TableLine2545199013904">
          <table:table-cell table:style-name="Table1.A1" office:value-type="string">
            <text:p text:style-name="P6">Numeric-theortic and representation functions</text:p>
          </table:table-cell>
          <table:table-cell table:style-name="Table1.A1" office:value-type="string">
            <text:p text:style-name="P6">ceil(x), comb(n,k), copysing(x,y), fabs(x), factorial(x), floor(x), <text:span text:style-name="T6">gcd, isclose, isinfinite, isinf, isnan, issqrt, lcm, idexp, modf, perm, prod, remainder, trunc,ulp </text:span></text:p>
          </table:table-cell>
        </table:table-row>
        <table:table-row table:style-name="TableLine2545199013904">
          <table:table-cell table:style-name="Table1.A1" office:value-type="string">
            <text:p text:style-name="P6">Power and logarithmic functions</text:p>
          </table:table-cell>
          <table:table-cell table:style-name="Table1.A1" office:value-type="string">
            <text:p text:style-name="P6">exp(x), logp(x), log2(x), log10(x), pow(x), sqrt(x), </text:p>
          </table:table-cell>
        </table:table-row>
        <table:table-row table:style-name="Table1.3">
          <table:table-cell table:style-name="Table1.A1" office:value-type="string">
            <text:p text:style-name="P6">Trigonometric functions</text:p>
          </table:table-cell>
          <table:table-cell table:style-name="Table1.A1" office:value-type="string">
            <text:p text:style-name="P6">Acos, asin, atan, cos, atan2, dist,</text:p>
          </table:table-cell>
        </table:table-row>
        <table:table-row table:style-name="Table1.3">
          <table:table-cell table:style-name="Table1.A1" office:value-type="string">
            <text:p text:style-name="P6">Angulat functions</text:p>
          </table:table-cell>
          <table:table-cell table:style-name="Table1.A1" office:value-type="string">
            <text:p text:style-name="P6">degrees(x), radians(x)</text:p>
          </table:table-cell>
        </table:table-row>
        <table:table-row table:style-name="Table1.3">
          <table:table-cell table:style-name="Table1.A1" office:value-type="string">
            <text:p text:style-name="P6">Hyperbolic functions</text:p>
          </table:table-cell>
          <table:table-cell table:style-name="Table1.A1" office:value-type="string">
            <text:p text:style-name="P6">Acosh, asinh, atanh, cosh,</text:p>
          </table:table-cell>
        </table:table-row>
        <table:table-row table:style-name="Table1.3">
          <table:table-cell table:style-name="Table1.A1" office:value-type="string">
            <text:p text:style-name="P6">Special functions</text:p>
          </table:table-cell>
          <table:table-cell table:style-name="Table1.A1" office:value-type="string">
            <text:p text:style-name="P6">Erf, erfc, gamma, lgamma,</text:p>
          </table:table-cell>
        </table:table-row>
        <table:table-row table:style-name="Table1.3">
          <table:table-cell table:style-name="Table1.A1" office:value-type="string">
            <text:p text:style-name="P6">Constants</text:p>
          </table:table-cell>
          <table:table-cell table:style-name="Table1.A1" office:value-type="string">
            <text:p text:style-name="P6">Pi, e, tau, inf, nan,</text:p>
          </table:table-cell>
        </table:table-row>
      </table:table>
      <text:p text:style-name="P2"/>
      <text:p text:style-name="Standard">Q8. What is the relationship between exponentiation and logarithms?</text:p>
      <text:p text:style-name="P2"><text:soft-page-break/>Ans: <text:span text:style-name="T2">Logarithmic functions are the inverses of exponential functions. The inverse of the exponential function y = ax is x = ay. The logarithmic function y = logax is defined to be equivalent to the exponential equation x = ay</text:span></text:p>
      <text:p text:style-name="P2"><text:span text:style-name="T2"/></text:p>
      <text:p text:style-name="Standard">Q9. What are the three logarithmic functions that Python supports?</text:p>
      <text:p text:style-name="P5"><text:span text:style-name="T7">Ans: </text:span><text:span text:style-name="T1">math.log(a,Base), math.log2(a), math.log10(a), math.log1p(a)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adornments="Regular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droid sans" svg:font-family="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0T15:05:28.111000000</meta:creation-date>
    <dc:date>2022-08-10T18:24:44.392000000</dc:date>
    <meta:editing-duration>PT15M39S</meta:editing-duration>
    <meta:editing-cycles>2</meta:editing-cycles>
    <meta:generator>LibreOffice/7.3.5.2$Windows_X86_64 LibreOffice_project/184fe81b8c8c30d8b5082578aee2fed2ea847c01</meta:generator>
    <meta:document-statistic meta:table-count="1" meta:image-count="0" meta:object-count="0" meta:page-count="2" meta:paragraph-count="37" meta:word-count="506" meta:character-count="3365" meta:non-whitespace-character-count="2891"/>
  </office:meta>
</office:document-meta>
</file>